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paragraph-properties fo:margin-top="0cm" fo:margin-bottom="0cm" style:contextual-spacing="false" fo:line-height="115%" style:writing-mode="lr-tb"/>
    </style:style>
    <style:style style:name="P34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5" style:family="paragraph" style:parent-style-name="Heading_20_3">
      <style:text-properties officeooo:rsid="0006041d" officeooo:paragraph-rsid="0006041d"/>
    </style:style>
    <style:style style:name="P36" style:family="paragraph" style:parent-style-name="Heading_20_3">
      <style:text-properties officeooo:rsid="0006041d" officeooo:paragraph-rsid="00143ad1"/>
    </style:style>
    <style:style style:name="P37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8" style:family="paragraph" style:parent-style-name="Heading_20_1">
      <style:paragraph-properties fo:break-before="page"/>
      <style:text-properties officeooo:rsid="00186b71" officeooo:paragraph-rsid="001b1d83"/>
    </style:style>
    <style:style style:name="P39" style:family="paragraph" style:parent-style-name="Heading_20_1">
      <style:text-properties officeooo:rsid="00186b71" officeooo:paragraph-rsid="00186b71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1" style:family="paragraph" style:parent-style-name="Standard" style:list-style-name="L1">
      <style:text-properties style:text-line-through-style="solid" style:text-line-through-type="single" officeooo:rsid="0020e9be" officeooo:paragraph-rsid="0020e9be"/>
    </style:style>
    <style:style style:name="P42" style:family="paragraph" style:parent-style-name="Standard" style:list-style-name="L1">
      <style:text-properties officeooo:rsid="002377c4" officeooo:paragraph-rsid="002377c4"/>
    </style:style>
    <style:style style:name="P43" style:family="paragraph" style:parent-style-name="Standard" style:list-style-name="L1">
      <style:text-properties officeooo:rsid="00197116" officeooo:paragraph-rsid="00256f7e"/>
    </style:style>
    <style:style style:name="P44" style:family="paragraph" style:parent-style-name="Standard" style:list-style-name="L1">
      <style:text-properties officeooo:rsid="001c6136" officeooo:paragraph-rsid="001c6136"/>
    </style:style>
    <style:style style:name="P45" style:family="paragraph" style:parent-style-name="Standard" style:list-style-name="L1">
      <style:text-properties officeooo:rsid="00186b71" officeooo:paragraph-rsid="001b1d83"/>
    </style:style>
    <style:style style:name="P46" style:family="paragraph" style:parent-style-name="Standard" style:list-style-name="L2">
      <style:text-properties officeooo:rsid="00186b71" officeooo:paragraph-rsid="001b1d83"/>
    </style:style>
    <style:style style:name="P47" style:family="paragraph" style:parent-style-name="Standard" style:list-style-name="L3">
      <style:text-properties officeooo:rsid="00186b71" officeooo:paragraph-rsid="001b1d83"/>
    </style:style>
    <style:style style:name="P48" style:family="paragraph" style:parent-style-name="Standard" style:list-style-name="L4">
      <style:text-properties officeooo:rsid="001e4053" officeooo:paragraph-rsid="001e4053"/>
    </style:style>
    <style:style style:name="P49" style:family="paragraph" style:parent-style-name="Standard" style:list-style-name="L4">
      <style:text-properties officeooo:rsid="001e4053" officeooo:paragraph-rsid="0028a27e"/>
    </style:style>
    <style:style style:name="P50" style:family="paragraph" style:parent-style-name="Standard" style:list-style-name="L5">
      <style:text-properties officeooo:rsid="0006041d" officeooo:paragraph-rsid="0006041d"/>
    </style:style>
    <style:style style:name="P51" style:family="paragraph" style:parent-style-name="Standard" style:list-style-name="L6">
      <style:text-properties officeooo:rsid="0006041d" officeooo:paragraph-rsid="0006041d"/>
    </style:style>
    <style:style style:name="P52" style:family="paragraph" style:parent-style-name="Standard" style:list-style-name="L7">
      <style:text-properties officeooo:rsid="0006041d" officeooo:paragraph-rsid="0006041d"/>
    </style:style>
    <style:style style:name="P53" style:family="paragraph" style:parent-style-name="Standard" style:list-style-name="L8">
      <style:text-properties officeooo:rsid="0006041d" officeooo:paragraph-rsid="0006041d"/>
    </style:style>
    <style:style style:name="P54" style:family="paragraph" style:parent-style-name="Standard" style:list-style-name="L9">
      <style:text-properties officeooo:rsid="0006041d" officeooo:paragraph-rsid="00082c23"/>
    </style:style>
    <style:style style:name="P55" style:family="paragraph" style:parent-style-name="Standard" style:list-style-name="L10">
      <style:text-properties officeooo:rsid="0006041d" officeooo:paragraph-rsid="000894ba"/>
    </style:style>
    <style:style style:name="P56" style:family="paragraph" style:parent-style-name="Standard" style:list-style-name="L11">
      <style:text-properties officeooo:paragraph-rsid="000894ba"/>
    </style:style>
    <style:style style:name="P57" style:family="paragraph" style:parent-style-name="Standard" style:list-style-name="L12">
      <style:text-properties officeooo:rsid="0015b94f" officeooo:paragraph-rsid="0015b94f"/>
    </style:style>
    <style:style style:name="P5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5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2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64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77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78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9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0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1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2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3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4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Heading_20_1">
      <style:paragraph-properties fo:line-height="115%" fo:break-before="page" style:writing-mode="lr-tb"/>
    </style:style>
    <style:style style:name="P86" style:family="paragraph" style:parent-style-name="Heading_20_1">
      <style:paragraph-properties fo:line-height="115%" fo:break-before="auto" fo:break-after="auto" style:writing-mode="lr-tb"/>
    </style:style>
    <style:style style:name="P87" style:family="paragraph" style:parent-style-name="Heading_20_2">
      <style:paragraph-properties fo:line-height="115%" fo:break-before="auto" fo:break-after="auto" style:writing-mode="lr-tb"/>
    </style:style>
    <style:style style:name="P88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89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0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220a20"/>
    </style:style>
    <style:style style:name="T20" style:family="text">
      <style:text-properties officeooo:rsid="0028a27e"/>
    </style:style>
    <style:style style:name="T21" style:family="text">
      <style:text-properties officeooo:rsid="00299b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4"/>
      <text:p text:style-name="P34"/>
      <text:p text:style-name="P38">SESE A FAIRE :</text:p>
      <text:p text:style-name="P29">Général : </text:p>
      <text:list xml:id="list3786918594620382343" text:style-name="L1">
        <text:list-item>
          <text:p text:style-name="P41">Creer une class “User” qui indique l'utilisateur connecté s'il existe et son groupe +<text:span text:style-name="T19">autre (voir où utiliser cette objet : main router ou controller?). Rediriger sur Login si aucune connection</text:span></text:p>
        </text:list-item>
        <text:list-item>
          <text:p text:style-name="P42">Gerer HTTP 404 et exceptions</text:p>
        </text:list-item>
        <text:list-item>
          <text:p text:style-name="P43">voir dépendances tables base de données (gérer dans modèle et/ou mySql)??</text:p>
        </text:list-item>
        <text:list-item>
          <text:p text:style-name="P44">Ajouter la spécialité de la promoption sur les entêtes</text:p>
        </text:list-item>
        <text:list-item>
          <text:p text:style-name="P45">crypter mot de passe</text:p>
        </text:list-item>
        <text:list-item>
          <text:p text:style-name="P45">passer en HTTPS</text:p>
        </text:list-item>
      </text:list>
      <text:p text:style-name="P30"/>
      <text:p text:style-name="P31">login :</text:p>
      <text:list xml:id="list336097721336804826" text:style-name="L2">
        <text:list-item>
          <text:p text:style-name="P46">changer entête</text:p>
        </text:list-item>
        <text:list-item>
          <text:p text:style-name="P46">créer formulaire de récupération de mot de passe</text:p>
        </text:list-item>
      </text:list>
      <text:p text:style-name="P29"/>
      <text:p text:style-name="P29">administraion :</text:p>
      <text:list xml:id="list441167066689014270" text:style-name="L3">
        <text:list-item>
          <text:p text:style-name="P47">refactorer création stagiaire (comme celui enseignant)</text:p>
        </text:list-item>
        <text:list-item>
          <text:p text:style-name="P47">revoir formulaire compétence (ergonomie)</text:p>
        </text:list-item>
        <text:list-item>
          <text:p text:style-name="P47">finir formulaire sauvegarde base données</text:p>
        </text:list-item>
        <text:list-item>
          <text:p text:style-name="P47">insérer formulaire de création convention</text:p>
        </text:list-item>
        <text:list-item>
          <text:p text:style-name="P47">AJAX sur tous les formulaires</text:p>
        </text:list-item>
        <text:list-item>
          <text:p text:style-name="P47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1380095438055951438" text:style-name="L4">
        <text:list-item>
          <text:p text:style-name="P48"><text:span text:style-name="T20">Visite stagiare intégrer heure, finaliser modèle </text:span></text:p>
        </text:list-item>
        <text:list-item>
          <text:p text:style-name="P49">création stage : AJAX (select, update)</text:p>
        </text:list-item>
      </text:list>
      <text:p text:style-name="Standard"/>
      <text:p text:style-name="Standard"/>
      <text:p text:style-name="Standard"/>
      <text:p text:style-name="P37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85" text:outline-level="10"><text:bookmark text:name="h.3827la4op575"/>1 Définitions générales</text:h>
      <text:h text:style-name="P87" text:outline-level="10"><text:bookmark text:name="h.rqbg8uo79cla"/>1.1 Technologies employées</text:h>
      <text:list xml:id="list266677540926840235" text:style-name="LS1">
        <text:list-item>
          <text:p text:style-name="P58">PHP</text:p>
        </text:list-item>
        <text:list-item>
          <text:p text:style-name="P58">base de données MySQL </text:p>
        </text:list-item>
        <text:list-item>
          <text:p text:style-name="P58">HTML + CSS + JAVASCRIPT</text:p>
        </text:list-item>
      </text:list>
      <text:h text:style-name="P88" text:outline-level="10"><text:bookmark text:name="h.php19899ho8r"/>1.2 Outils</text:h>
      <text:list xml:id="list500810895700466479" text:style-name="LS2">
        <text:list-item>
          <text:p text:style-name="P59">PHP version 5.3.2</text:p>
        </text:list-item>
        <text:list-item>
          <text:p text:style-name="P59">MySQL version </text:p>
        </text:list-item>
        <text:list-item>
          <text:p text:style-name="P59">HTML5 + CSS</text:p>
        </text:list-item>
        <text:list-item>
          <text:p text:style-name="P59">IDE : netbeans versions 7.1 à 8.0</text:p>
        </text:list-item>
        <text:list-item>
          <text:p text:style-name="P59">ArgoUML pour la documentation</text:p>
        </text:list-item>
      </text:list>
      <text:p text:style-name="P1"/>
      <text:h text:style-name="P88" text:outline-level="10"><text:bookmark text:name="h.q46gr0rc0a1m"/>1.3 Méthodologie de développement</text:h>
      <text:list xml:id="list7016488326689473724" text:style-name="LS3">
        <text:list-item>
          <text:p text:style-name="P60">XP “simplifié”</text:p>
        </text:list-item>
      </text:list>
      <text:p text:style-name="P1"/>
      <text:h text:style-name="P89" text:outline-level="10"><text:bookmark text:name="h.2l6cgq6mor6a"/>1.4 Mise en place de la charte graphique de l'application</text:h>
      <text:list xml:id="list4183850794022455676" text:style-name="LS4">
        <text:list-item>
          <text:p text:style-name="P61">framework CSS : bootstrap</text:p>
        </text:list-item>
        <text:list-item>
          <text:p text:style-name="P61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89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7197306760074498538" text:style-name="LS5">
              <text:list-item>
                <text:p text:style-name="P78">Logo établissement de formation</text:p>
              </text:list-item>
              <text:list-item>
                <text:p text:style-name="P78">Nom établissement</text:p>
              </text:list-item>
              <text:list-item>
                <text:p text:style-name="P78">spécialité associée au livret </text:p>
              </text:list-item>
              <text:list-item>
                <text:p text:style-name="P82">Nom de l'application</text:p>
              </text:list-item>
              <text:list-item>
                <text:p text:style-name="P82">Menu transversale (accueil, à propos, contact, ...)</text:p>
              </text:list-item>
              <text:list-item>
                <text:p text:style-name="P82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1106062478086402670" text:style-name="LS6">
              <text:list-item>
                <text:p text:style-name="P79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387386665900034783" text:style-name="LS7">
              <text:list-item>
                <text:p text:style-name="P80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8859730613920961334" text:style-name="LS8">
              <text:list-item>
                <text:p text:style-name="P83">formulaires</text:p>
              </text:list-item>
              <text:list-item>
                <text:p text:style-name="P83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739090295969926812" text:style-name="LS9">
              <text:list-item>
                <text:p text:style-name="P84">Mentions légales</text:p>
              </text:list-item>
              <text:list-item>
                <text:p text:style-name="P84">Lois sur les ENT</text:p>
              </text:list-item>
              <text:list-item>
                <text:p text:style-name="P84">Partenaires</text:p>
              </text:list-item>
            </text:list>
          </table:table-cell>
        </table:table-row>
      </table:table>
      <text:p text:style-name="P1"/>
      <text:p text:style-name="P1"/>
      <text:h text:style-name="P86" text:outline-level="10"><text:bookmark text:name="h.bwzfcmx5k95s"/><text:soft-page-break/>2 Analyse UML</text:h>
      <text:h text:style-name="P87" text:outline-level="10"><text:bookmark text:name="h.o2h4ewjuiq8k"/>Étude des cas d’utilisation à partir du diagramme des flux et des MCT</text:h>
      <text:h text:style-name="P87" text:outline-level="10"><text:bookmark text:name="h.uenrny6dc1gh"/>2.1 Analyse MCT “définition”</text:h>
      <text:p text:style-name="P1">Découpage du MCT en deux parties : </text:p>
      <text:list xml:id="list703660126090433960" text:style-name="LS10">
        <text:list-item>
          <text:p text:style-name="P62">Installation de l’application par l’administrateur de l’établissement : étapes 1,2,<text:span text:style-name="T13">3</text:span></text:p>
        </text:list-item>
        <text:list-item>
          <text:p text:style-name="P62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4852567217908301022" text:style-name="LS11">
              <text:list-item>
                <text:p text:style-name="P81">informations générales</text:p>
              </text:list-item>
              <text:list-item>
                <text:p text:style-name="P81">Document référence (sujet + description)</text:p>
              </text:list-item>
              <text:list-item>
                <text:p text:style-name="P81">Définition des activités</text:p>
              </text:list-item>
              <text:list-item>
                <text:p text:style-name="P81">Définition des compétences</text:p>
              </text:list-item>
              <text:list-item>
                <text:p text:style-name="P81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87" text:outline-level="10"><text:bookmark text:name="h.6paa2g3zjh94"/>2.2 Scénario n°1 : installation de l’application</text:h>
      <text:h text:style-name="P90" text:outline-level="10"><text:bookmark text:name="h.3cxbc5mhbjts"/>2.2.1 Réalisation n°1 : mise en place de l’architecture MVC</text:h>
      <text:p text:style-name="P1"/>
      <text:p text:style-name="P8">voir doc papier …</text:p>
      <text:list xml:id="list5182951701352168365" text:style-name="LS12">
        <text:list-item>
          <text:p text:style-name="P63">Utilisation de patrons pour les vues et formulaires</text:p>
          <text:list>
            <text:list-item>
              <text:p text:style-name="P63">balises utilisées dans le patron pour gérer dynamiquement le contenu. Utilisation d’un cache.</text:p>
            </text:list-item>
          </text:list>
        </text:list-item>
        <text:list-item>
          <text:p text:style-name="P63">Mise en place d’un historique pour les états des contrôleurs dans la SESSION. États reconnus : </text:p>
          <text:list>
            <text:list-item>
              <text:p text:style-name="P63">Idle</text:p>
            </text:list-item>
            <text:list-item>
              <text:p text:style-name="P63">Running</text:p>
            </text:list-item>
            <text:list-item>
              <text:p text:style-name="P63">Stopped</text:p>
            </text:list-item>
            <text:list-item>
              <text:p text:style-name="P63">Terminated</text:p>
            </text:list-item>
            <text:list-item>
              <text:p text:style-name="P63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0" text:outline-level="10"><text:bookmark text:name="h.vamveo1kv6c0"/>2.2.2 Réalisation n°2 : étape n°0 : présentation</text:h>
      <text:p text:style-name="P7"/>
      <text:list xml:id="list4985432326217469098" text:style-name="LS13">
        <text:list-item>
          <text:p text:style-name="P64">Mise en place d’une page licence avec obligation d’approbation</text:p>
          <text:list>
            <text:list-item>
              <text:p text:style-name="P64">Mise en place d’une logique de gestion des données utilisateur au niveau des vues : </text:p>
              <text:list>
                <text:list-item>
                  <text:p text:style-name="P76">données GET : redirection vers un autre controlleur</text:p>
                </text:list-item>
                <text:list-item>
                  <text:p text:style-name="P64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64">Gestion basique de la version du logiciel </text:p>
        </text:list-item>
        <text:list-item>
          <text:p text:style-name="P64">Mise en place d’un “logger” (pattern singleton)</text:p>
        </text:list-item>
      </text:list>
      <text:p text:style-name="P33"/>
      <text:p text:style-name="P35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7250803538742732810" text:style-name="L5">
        <text:list-item>
          <text:p text:style-name="P50">structure simple :</text:p>
        </text:list-item>
      </text:list>
      <text:list xml:id="list7340913233439293497" text:style-name="L6">
        <text:list-item>
          <text:p text:style-name="P51">array( nom_propriété_model =&gt; valeur, …)</text:p>
        </text:list-item>
      </text:list>
      <text:list xml:id="list92728779542271" text:continue-list="list7250803538742732810" text:style-name="L5">
        <text:list-item>
          <text:p text:style-name="P50">structure avec paramètres : <text:span text:style-name="T8">constructeur de propriété avec argument(s)</text:span></text:p>
        </text:list-item>
      </text:list>
      <text:list xml:id="list5261816952924260500" text:style-name="L7">
        <text:list-item>
          <text:p text:style-name="P52">array( nom_propriété_model =&gt; array(valeur principale, argument1, argument2,…), …)</text:p>
        </text:list-item>
      </text:list>
      <text:list xml:id="list92728255687095" text:continue-list="list92728779542271" text:style-name="L5">
        <text:list-item>
          <text:p text:style-name="P50">structure hiérarchisée : <text:span text:style-name="T8">liste utilisée comme propriété dans le MODEL</text:span></text:p>
        </text:list-item>
      </text:list>
      <text:list xml:id="list3028445274962448143" text:style-name="L8">
        <text:list-item>
          <text:p text:style-name="P53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92729361554183" text:continue-list="list92728255687095" text:style-name="L5">
        <text:list-item>
          <text:p text:style-name="P50">structure hiérarchisée avec paramètres : <text:span text:style-name="T8">combinaison des cas précédents</text:span></text:p>
        </text:list-item>
      </text:list>
      <text:list xml:id="list5859932672728015679" text:style-name="L9">
        <text:list-item>
          <text:p text:style-name="P54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2649701311458061154" text:style-name="L10">
        <text:list-item>
          <text:p text:style-name="P55">nom_propriété_model est le nom d'une propriété de la classe model associée à la vue. </text:p>
        </text:list-item>
        <text:list-item>
          <text:p text:style-name="P55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8128900795272669515" text:style-name="L11">
        <text:list-item>
          <text:p text:style-name="P56"><text:span text:style-name="T2">nom_propriété_model</text:span><text:span text:style-name="T5"> =&gt; valeur</text:span></text:p>
        </text:list-item>
        <text:list-item>
          <text:p text:style-name="P56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56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56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6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5420621429402674619" text:style-name="L12">
        <text:list-item>
          <text:p text:style-name="P57">extraction des paramètres du formulaire de la vue (réalisation précédente)</text:p>
        </text:list-item>
        <text:list-item>
          <text:p text:style-name="P57">filtrage éventuel des paramètres.</text:p>
        </text:list-item>
        <text:list-item>
          <text:p text:style-name="P57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31387633010773163" text:style-name="LS14">
        <text:list-item>
          <text:p text:style-name="P65"><text:soft-page-break/>Pour le formulaire, création d’une classe “container” qui possède les attributs adéquates pour le formulaire (champs informationnels)</text:p>
        </text:list-item>
        <text:list-item>
          <text:p text:style-name="P65">Le nom des attributs est <text:s/>directement lié à celui des membres des classes du “modèle” correspondant</text:p>
          <text:list>
            <text:list-item>
              <text:p text:style-name="P65">Ces “containers” possèdent des méthodes pour :</text:p>
              <text:list>
                <text:list-item>
                  <text:p text:style-name="P65">accéder aux attributs (getters/ setters)</text:p>
                </text:list-item>
                <text:list-item>
                  <text:p text:style-name="P65">lister les attributs </text:p>
                </text:list-item>
              </text:list>
            </text:list-item>
          </text:list>
        </text:list-item>
        <text:list-item>
          <text:p text:style-name="P65">Pour les “builder” de vues, utilisation de tableaux associatifs :</text:p>
          <text:list>
            <text:list-item>
              <text:p text:style-name="P65">Nom de la structure (header, body, etc) =&gt; tableau (key =&gt; value)</text:p>
            </text:list-item>
            <text:list-item>
              <text:p text:style-name="P65">ces associations sont réalisées dans le contrôleur.</text:p>
            </text:list-item>
          </text:list>
        </text:list-item>
        <text:list-item>
          <text:p text:style-name="P65">Voir les diags de séquences</text:p>
        </text:list-item>
        <text:list-item>
          <text:p text:style-name="P65">Gestion des erreurs </text:p>
          <text:list>
            <text:list-item>
              <text:p text:style-name="P65">utilisateur : </text:p>
              <text:list>
                <text:list-item>
                  <text:p text:style-name="P65">mauvaise entrée sur formulaire -&gt; <text:s/>retour sur formulaire</text:p>
                </text:list-item>
                <text:list-item>
                  <text:p text:style-name="P65">mauvaise URL -&gt; redirection vers page 404 <text:s/>puis vers le “home”</text:p>
                </text:list-item>
              </text:list>
            </text:list-item>
            <text:list-item>
              <text:p text:style-name="P65">externe : </text:p>
              <text:list>
                <text:list-item>
                  <text:p text:style-name="P65">service externe inopérant (base données, …) -&gt; action administrateur requise -&gt; exit </text:p>
                </text:list-item>
              </text:list>
            </text:list-item>
            <text:list-item>
              <text:p text:style-name="P65">interne : </text:p>
              <text:list>
                <text:list-item>
                  <text:p text:style-name="P65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65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65">techniquement :</text:p>
              <text:list>
                <text:list-item>
                  <text:p text:style-name="P65">les contrôleurs gèrent les exceptions (bloc try/catch)</text:p>
                </text:list-item>
                <text:list-item>
                  <text:p text:style-name="P65">les objet dépendants lèvent les exceptions éventuelles</text:p>
                </text:list-item>
                <text:list-item>
                  <text:p text:style-name="P65">utilisation de l’héritage sur les exception pour les filtrer au niveau du catch </text:p>
                </text:list-item>
                <text:list-item>
                  <text:p text:style-name="P65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0" text:outline-level="10"><text:bookmark text:name="h.fwvizbs7wrvi"/>2.2.4 Réalisation n°4 : étape n°2 : définition de l’administrateur de l’application</text:h>
      <text:p text:style-name="P1"/>
      <text:list xml:id="list5448857662768699417" text:style-name="LS15">
        <text:list-item>
          <text:p text:style-name="P66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8168147643195041658" text:style-name="LS16">
        <text:list-item>
          <text:p text:style-name="P67">Utilisation d’un logo?</text:p>
        </text:list-item>
      </text:list>
      <text:p text:style-name="P1"/>
      <text:p text:style-name="P7">2.2.4 Réalisation n°6 : étape n°7 : finalisation.</text:p>
      <text:list xml:id="list6276485041109805115" text:style-name="LS17">
        <text:list-item>
          <text:p text:style-name="P68">Déploiement de l’application <text:s/>: décompression dans le répertoire d’installation </text:p>
        </text:list-item>
        <text:list-item>
          <text:p text:style-name="P68">Paramétrage pour l’accès à la base de données</text:p>
        </text:list-item>
        <text:list-item>
          <text:p text:style-name="P68">Écran de finalisation</text:p>
        </text:list-item>
      </text:list>
      <text:p text:style-name="P18"/>
      <text:h text:style-name="P89" text:outline-level="10"><text:bookmark text:name="h.tjdqf3es1j43"/>2.3 Scénario n°2 : paramétrage des informations pédagogiques</text:h>
      <text:p text:style-name="P7">2.3.1 Réalisation n°1 : identification de l’administrateur</text:p>
      <text:list xml:id="list8630767272843490867" text:style-name="LS18">
        <text:list-item>
          <text:p text:style-name="P69">Écran de LOGIN</text:p>
        </text:list-item>
        <text:list-item>
          <text:p text:style-name="P69">Identification de l’administrateur</text:p>
        </text:list-item>
        <text:list-item>
          <text:p text:style-name="P69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77">Nom établissement</text:p>
        </text:list-item>
        <text:list-item>
          <text:p text:style-name="P77">spécialité associée au livret </text:p>
        </text:list-item>
        <text:list-item>
          <text:p text:style-name="P77">Année scolaire</text:p>
        </text:list-item>
        <text:list-item>
          <text:p text:style-name="P70">Nom de l'application</text:p>
        </text:list-item>
        <text:list-item>
          <text:p text:style-name="P70">Menu transversale (Logout, Contact)</text:p>
        </text:list-item>
        <text:list-item>
          <text:p text:style-name="P70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809586898184475691" text:style-name="LS19">
        <text:list-item>
          <text:p text:style-name="P71">Année</text:p>
        </text:list-item>
        <text:list-item>
          <text:p text:style-name="P71">Referentiel_de_formation</text:p>
        </text:list-item>
        <text:list-item>
          <text:p text:style-name="P71">Fonction</text:p>
        </text:list-item>
        <text:list-item>
          <text:p text:style-name="P71">Activité</text:p>
        </text:list-item>
        <text:list-item>
          <text:p text:style-name="P71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4724446874996385817" text:style-name="LS20">
        <text:list-item>
          <text:p text:style-name="P72">Promotion</text:p>
        </text:list-item>
        <text:list-item>
          <text:p text:style-name="P72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2390905146885807762" text:style-name="LS21">
        <text:list-item>
          <text:p text:style-name="P73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73">Table concernée : Stage</text:p>
          <text:list>
            <text:list-item>
              <text:p text:style-name="P73">colonnes : </text:p>
              <text:list>
                <text:list-item>
                  <text:p text:style-name="P73">stg_denomination_periode, </text:p>
                </text:list-item>
                <text:list-item>
                  <text:p text:style-name="P73">stg_date_debut, </text:p>
                </text:list-item>
                <text:list-item>
                  <text:p text:style-name="P73">stg_date_fin</text:p>
                </text:list-item>
              </text:list>
            </text:list-item>
          </text:list>
        </text:list-item>
        <text:list-item>
          <text:p text:style-name="P73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73">Modification de l’administrateur (identité, mot de passe)</text:p>
          <text:list>
            <text:list-item>
              <text:p text:style-name="P73">Table concernée : Utilisateurs</text:p>
            </text:list-item>
          </text:list>
        </text:list-item>
        <text:list-item>
          <text:p text:style-name="P73">Archivage de la base de données</text:p>
        </text:list-item>
      </text:list>
      <text:p text:style-name="P1"/>
      <text:h text:style-name="P87" text:outline-level="10"><text:bookmark text:name="h.8oq3ypccrtne"/>2.4 Scénario n°3 : Gestion des enseignants</text:h>
      <text:h text:style-name="P90" text:outline-level="10"><text:bookmark text:name="h.tqf5tfy8ezrl"/>2.4.1 Réalisation n°1 : accès portail enseignant</text:h>
      <text:p text:style-name="P1">Contenu du portail : </text:p>
      <text:list xml:id="list3853044914129326175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collègues, tuteurs, stagiaires) </text:p>
            </text:list-item>
          </text:list>
        </text:list-item>
      </text:list>
      <text:list xml:id="list5719144024668565934" text:style-name="LS23">
        <text:list-item>
          <text:p text:style-name="P75">Création de stage : voir MCT “initialisation du stage”</text:p>
        </text:list-item>
        <text:list-item>
          <text:p text:style-name="P75">Contacter des collègues, tuteurs, stagiaires</text:p>
        </text:list-item>
        <text:list-item>
          <text:p text:style-name="P75">Définir des visites de stagiaire : </text:p>
          <text:list>
            <text:list-item>
              <text:p text:style-name="P75">Choix stagiaire</text:p>
            </text:list-item>
            <text:list-item>
              <text:p text:style-name="P75">agenda visible des autres enseignant et des tuteurs concernés</text:p>
            </text:list-item>
          </text:list>
        </text:list-item>
        <text:list-item>
          <text:p text:style-name="P75"><text:soft-page-break/>Renseigner le journal des visites de stage</text:p>
        </text:list-item>
        <text:list-item>
          <text:p text:style-name="P75">Validation du stage et génération des synthèses</text:p>
        </text:list-item>
      </text:list>
      <text:p text:style-name="P1"/>
      <text:h text:style-name="P90" text:outline-level="10"><text:bookmark text:name="h.j0zs0gif4ozs"/>2.4.2 Réalisation n°2 : création de stage</text:h>
      <text:list xml:id="list109" text:style-name="LS21">
        <text:list-item>
          <text:p text:style-name="P73">Table concernée : Stage</text:p>
          <text:list>
            <text:list-item>
              <text:p text:style-name="P73">colonnes : </text:p>
              <text:list>
                <text:list-item>
                  <text:p text:style-name="P73">stg_status_stage (cree, en_cours, fini, interrompu, valide)</text:p>
                </text:list-item>
                <text:list-item>
                  <text:p text:style-name="P73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0" text:outline-level="10"><text:bookmark text:name="h.gcx584m0sfto"/>2.4.3 Réalisation n°3 : contacts</text:h>
      <text:h text:style-name="P90" text:outline-level="10">2.4.4 Réalisation n°4 : définir les visites de stage</text:h>
      <text:h text:style-name="P90" text:outline-level="10">2.4.5 Réalisation n°5 : renseigner le journal des visites</text:h>
      <text:h text:style-name="P90" text:outline-level="10">2.4.6 Réalisation n°6 : validation du stage, génération des synthèses</text:h>
      <text:p text:style-name="P7"/>
      <text:h text:style-name="P87" text:outline-level="10"><text:bookmark text:name="h.fbkcfzcpoxdi"/>2.5 Scénario n°4 : Gestion des tuteurs</text:h>
      <text:h text:style-name="P90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75">Consultation de l’identité des stagiaire </text:p>
        </text:list-item>
        <text:list-item>
          <text:p text:style-name="P75">Contacter des professeurs, tuteurs, stagiaires</text:p>
        </text:list-item>
        <text:list-item>
          <text:p text:style-name="P75">Définir des les activités du stagiaire : </text:p>
          <text:list>
            <text:list-item>
              <text:p text:style-name="P75">Choix stagiaire</text:p>
            </text:list-item>
            <text:list-item>
              <text:p text:style-name="P75">activités liées à un agenda…. à voir </text:p>
            </text:list-item>
          </text:list>
        </text:list-item>
        <text:list-item>
          <text:p text:style-name="P75">Évaluer un stagiaire</text:p>
        </text:list-item>
      </text:list>
      <text:p text:style-name="P1"/>
      <text:h text:style-name="P90" text:outline-level="10"><text:bookmark text:name="h.w2ton8ctalo5"/>2.5.2 Réalisation n°2 : consultation de l’identité des stagiaires</text:h>
      <text:h text:style-name="P90" text:outline-level="10">2.5.3 Réalisation n°3 : contacts</text:h>
      <text:h text:style-name="P90" text:outline-level="10">2.5.4 Réalisation n°4 : définir les activités du stagiaire</text:h>
      <text:h text:style-name="P90" text:outline-level="10">2.5.5 Réalisation n°5 : Évaluer le stagiaire</text:h>
      <text:h text:style-name="P90" text:outline-level="10"/>
      <text:h text:style-name="P87" text:outline-level="10"><text:bookmark text:name="h.tbb000r9vlr9"/>2.6 Scénario n°4 : Gestion des stagiaires</text:h>
      <text:h text:style-name="P90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75">Renseigner le journal des activités</text:p>
        </text:list-item>
        <text:list-item>
          <text:p text:style-name="P75">Contacter des professeurs, tuteurs</text:p>
        </text:list-item>
      </text:list>
      <text:p text:style-name="P1"/>
      <text:h text:style-name="P90" text:outline-level="10"><text:bookmark text:name="h.zbv0h7frv5eu"/><text:soft-page-break/>2.6.2 Réalisation n°2 : Renseigner le journal des activités</text:h>
      <text:h text:style-name="P90" text:outline-level="10">2.6.3 Réalisation n°3 : contacts</text:h>
      <text:p text:style-name="P7"/>
      <text:p text:style-name="P1"/>
      <text:p text:style-name="P1"/>
      <text:p text:style-name="P3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0</meta:editing-cycles>
    <dc:date>2015-07-09T09:27:28.014900204</dc:date>
    <meta:editing-duration>P17DT11H13M17S</meta:editing-duration>
    <meta:document-statistic meta:table-count="2" meta:image-count="0" meta:object-count="0" meta:page-count="10" meta:paragraph-count="309" meta:word-count="2001" meta:character-count="12531" meta:non-whitespace-character-count="10935"/>
  </office:meta>
</office:document-meta>
</file>